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725382824" text:style-name="L1">
        <text:list-item>
          <text:p text:style-name="P1"><text:span text:style-name="Strong_20_Emphasis">Правила проживания в общежитии:</text:span></text:p>
        </text:list-item>
      </text:list>
      <text:list xml:id="list381076569" text:style-name="L2">
        <text:list-item>
          <text:p text:style-name="P2">Этот документ может включать в себя правила и регламенты, которые студенты обязаны соблюдать при проживании в общежитии. Это может включать в себя правила по безопасности, порядку, использованию общественных пространств, запреты на определенные действия и т.д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0T18:31:33.906118399</meta:creation-date>
    <dc:date>2023-12-20T18:31:53.488147148</dc:date>
    <meta:editing-duration>PT19S</meta:editing-duration>
    <meta:editing-cycles>1</meta:editing-cycles>
    <meta:document-statistic meta:table-count="0" meta:image-count="0" meta:object-count="0" meta:page-count="1" meta:paragraph-count="2" meta:word-count="41" meta:character-count="293" meta:non-whitespace-character-count="256"/>
    <meta:generator>LibreOffice/7.3.7.2$Linux_X86_64 LibreOffice_project/30$Build-2</meta:generator>
  </office:meta>
</office:document-meta>
</file>